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:06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:06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9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:08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9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:09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9: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:10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9: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:11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9: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:12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9: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:13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:14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8: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:15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:16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:17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:19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:20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:20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:22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:22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8: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:24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:25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8: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:27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8: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:29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8: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:29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8: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:31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8: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:32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13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8: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:32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8: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:33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:34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:35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09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8: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:36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8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50:40.070468702</meta:creation-date>
    <dc:date>2021-03-09T15:50:51.383284416</dc:date>
    <meta:editing-duration>PT11S</meta:editing-duration>
    <meta:editing-cycles>1</meta:editing-cycles>
    <meta:document-statistic meta:table-count="1" meta:cell-count="256" meta:object-count="0"/>
    <meta:generator>LibreOffice/6.4.6.2$Linux_X86_64 LibreOffice_project/40$Build-2</meta:generator>
  </office:meta>
</office:document-meta>
</file>